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ser:</text:p>
      <text:p text:style-name="P1"/>
      <text:p text:style-name="P1">Der Parser verwendet drei txt-Dateien für seine Datenbank. Diese ist aufgeteilt in Befehle, Parameter und Attribute. Bei jeder Eingabe in das Textfeld wird der Input-String überprüft, ob dieser einen Befehl, Parameter oder Attribut enthält. Falls er einen findet wird die jeweilige ID des Befehls zurückgegeben.(zB gehen hat den commandID = 0, schloss hat parameterID=5). Mit diesen Ids kann das Programm die Intentition des Spielers identifizieren.</text:p>
      <text:p text:style-name="P1"/>
      <text:p text:style-name="P1">Für jeden Begriff gibt es viele Varianten, die alle beachtet werden, so kann man Wörter wie "reden" oder "sprechen" verwenden für die Intention mit jemanden zu Reden.</text:p>
      <text:p text:style-name="P1"/>
      <text:p text:style-name="P1">Am Anfang haben normale Kommandos ohne Parameter aussgereicht(zB umschauen), jedoch wollten wir auch spezifieren was man untersucht bzw. wohin man geht. Zusätzlich kann es sein, dass eine Art von Objekt öfters in einem Raum ist, zum Beispiel 2 Türen. Deshalb haben wir noch Attribute hinzugefügt um diese zu differenziere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M49S</meta:editing-duration>
    <meta:editing-cycles>31</meta:editing-cycles>
    <meta:generator>OpenOffice/4.1.1$Win32 OpenOffice.org_project/411m6$Build-9775</meta:generator>
    <dc:date>2017-03-30T18:21:05.71</dc:date>
    <dc:creator>Liou Bao</dc:creator>
    <meta:document-statistic meta:table-count="0" meta:image-count="0" meta:object-count="0" meta:page-count="1" meta:paragraph-count="4" meta:word-count="142" meta:character-count="946"/>
    <meta:user-defined meta:name="Info 1"/>
    <meta:user-defined meta:name="Info 2"/>
    <meta:user-defined meta:name="Info 3"/>
    <meta:user-defined meta:name="Info 4"/>
  </office:meta>
</office:document-meta>
</file>